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paragraph-rsid="0013879f"/>
    </style:style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Prolactinoma: A benign tumor on the pituitary gland that causes the body to produce too much prolactin. This is the most common cause of galactorrhea.</text:p>
      <text:p text:style-name="Standard"/>
      <text:p text:style-name="Standard">Medications: Some medications, such as antipsychotics, antidepressants, and blood pressure medications, can cause galactorrhea.</text:p>
      <text:p text:style-name="Standard"/>
      <text:p text:style-name="Standard">Thyroid problems: Hypothyroidism and hyperthyroidism </text:p>
      <text:p text:style-name="Standard"/>
      <text:p text:style-name="Standard">Liver disease: Liver disease can interfere with the body's ability to break down prolactin, leading to elevated levels of the hormone.</text:p>
      <text:p text:style-name="Standard"/>
      <text:p text:style-name="Standard">Kidney disease: Kidney disease can also interfere with the body's ability to break down prolactin.</text:p>
      <text:p text:style-name="Standard"/>
      <text:p text:style-name="Standard">Pituitary disorders: Other pituitary disorders, such as Cushing's disease and acromegaly, </text:p>
      <text:p text:style-name="Standard"/>
      <text:p text:style-name="Standard">Stress: Stress can cause a temporary increase in prolactin levels, which can lead to galactorrhea.</text:p>
      <text:p text:style-name="Standard"/>
      <text:p text:style-name="Standard">Pregnancy: Pregnancy can cause galactorrhea, even in women who have not yet given birth.</text:p>
      <text:p text:style-name="Standard"/>
      <text:p text:style-name="Standard">Breast stimulation: Breast stimulation, such as from vigorous exercise or tight clothing, can also cause galactorrhea.<text:line-break/><text:line-break/>Antipsychotics:</text:p>
      <text:list xml:id="list2858777280" text:style-name="L1">
        <text:list-item>
          <text:p text:style-name="P1">Chlorpromazine (Thorazine)</text:p>
        </text:list-item>
        <text:list-item>
          <text:p text:style-name="P1">Fluphenazine (Prolixin)</text:p>
        </text:list-item>
        <text:list-item>
          <text:p text:style-name="P1">Haloperidol (Haldol)</text:p>
        </text:list-item>
        <text:list-item>
          <text:p text:style-name="P1">Risperidone (Risperdal)</text:p>
        </text:list-item>
        <text:list-item>
          <text:p text:style-name="P1">Olanzapine (Zyprexa)<text:tab/></text:p>
        </text:list-item>
      </text:list>
      <text:p text:style-name="Standard"/>
      <text:p text:style-name="Standard">Antidepressants: </text:p>
      <text:list xml:id="list3126187261" text:style-name="L2">
        <text:list-item>
          <text:p text:style-name="P2">Selective serotonin reuptake inhibitors (SSRIs): Examples include fluoxetine (Prozac), sertraline (Zoloft), and paroxetine (Paxil).</text:p>
        </text:list-item>
        <text:list-item>
          <text:p text:style-name="P2">Tricyclic antidepressants (TCAs): Examples include amitriptyline (Elavil), imipramine (Tofranil), and nortriptyline (Pamelor).</text:p>
        </text:list-item>
      </text:list>
      <text:p text:style-name="Standard">Blood pressure medications: </text:p>
      <text:list xml:id="list3491625643" text:style-name="L3">
        <text:list-item>
          <text:p text:style-name="P3"><text:soft-page-break/>Beta-blockers: Examples include propranolol (Inderal) and atenolol (Tenormin).</text:p>
        </text:list-item>
        <text:list-item>
          <text:p text:style-name="P3">Calcium channel blockers: Examples include verapamil (Calan) and diltiazem (Cardizem).</text:p>
        </text:list-item>
        <text:list-item>
          <text:p text:style-name="P3">ACE inhibitors: Examples include lisinopril (Zestril) and enalapril (Vasotec).</text:p>
          <text:p text:style-name="P3"/>
        </text:list-item>
      </text:list>
      <text:p text:style-name="Standard">Other medications: </text:p>
      <text:list xml:id="list1885639411" text:style-name="L4">
        <text:list-item>
          <text:p text:style-name="P4">Metoclopramide (Reglan): </text:p>
        </text:list-item>
        <text:list-item>
          <text:p text:style-name="P4">Domperidone (Motilium): </text:p>
        </text:list-item>
        <text:list-item>
          <text:p text:style-name="P4">Opiates: Examples include morphine and codein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KR" svg:font-family="'Noto Sans CJK KR'" style:font-family-generic="system" style:font-pitch="variable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2pt" fo:language="en" fo:country="US" style:letter-kerning="true" style:font-name-asian="Noto Serif CJK KR1" style:font-size-asian="10.5pt" style:language-asian="ko" style:country-asian="KR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3T10:55:53.461611450</meta:creation-date>
    <dc:date>2023-09-03T11:02:23.158432404</dc:date>
    <meta:editing-duration>PT5M32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25" meta:word-count="229" meta:character-count="1771" meta:non-whitespace-character-count="1571"/>
  </office:meta>
</office:document-meta>
</file>